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9662" officeooo:paragraph-rsid="00119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 objets max par coffre</text:p>
      <text:p text:style-name="P1">chaque objet a 1/10 d’être lui même un coffre</text:p>
      <text:p text:style-name="P1">chaque objet qu’i n’est pas un coffre a une chance équiprobable d’être sélectionné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14:19:14.490000000</meta:creation-date>
    <meta:generator>LibreOffice/7.5.0.3$Windows_X86_64 LibreOffice_project/c21113d003cd3efa8c53188764377a8272d9d6de</meta:generator>
    <dc:date>2023-02-07T14:21:38.120000000</dc:date>
    <meta:editing-duration>PT2M23S</meta:editing-duration>
    <meta:editing-cycles>1</meta:editing-cycles>
    <meta:document-statistic meta:table-count="0" meta:image-count="0" meta:object-count="0" meta:page-count="1" meta:paragraph-count="3" meta:word-count="27" meta:character-count="151" meta:non-whitespace-character-count="127"/>
  </office:meta>
</office:document-meta>
</file>